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ゴシック" svg:font-family="IPAexゴシック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IPAexゴシック1" svg:font-family="IPAex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416cm" fo:min-width="6.966cm" fo:padding-top="0.142cm" fo:padding-bottom="0.142cm" fo:padding-left="0.267cm" fo:padding-right="0.267cm" draw:shadow="hidden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8cm" fo:min-width="0.41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833cm" fo:min-width="3.39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87cm" fo:min-width="1.049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2.362cm" fo:min-width="3.059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82cm" fo:min-width="0.90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716cm" fo:min-width="0.146cm" fo:padding-top="0.142cm" fo:padding-bottom="0.142cm" fo:padding-left="0.267cm" fo:padding-right="0.267cm" draw:shadow="hidden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06cm" fo:min-width="0.528cm" fo:padding-top="0.142cm" fo:padding-bottom="0.142cm" fo:padding-left="0.267cm" fo:padding-right="0.267cm" draw:shadow="hidden"/>
    </style:style>
    <style:style style:name="gr9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5.502cm" fo:min-width="0.01cm" fo:padding-top="0.142cm" fo:padding-bottom="0.142cm" fo:padding-left="0.267cm" fo:padding-right="0.267cm" draw:shadow="hidden"/>
    </style:style>
    <style:style style:name="gr10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16cm" fo:min-width="0.366cm" fo:padding-top="0.142cm" fo:padding-bottom="0.142cm" fo:padding-left="0.267cm" fo:padding-right="0.267cm" draw:shadow="hidden"/>
    </style:style>
    <style:style style:name="gr11" style:family="graphic" style:parent-style-name="standard">
      <style:graphic-properties svg:stroke-color="#000000" draw:marker-start="Arrow" draw:marker-start-width="0.3cm" draw:textarea-vertical-align="middle" draw:shadow="hidden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15cm" fo:min-width="1.598cm" fo:padding-top="0.151cm" fo:padding-bottom="0.151cm" fo:padding-left="0.276cm" fo:padding-right="0.276cm" draw:shadow="hidden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16cm" fo:min-width="1.598cm" fo:padding-top="0.151cm" fo:padding-bottom="0.151cm" fo:padding-left="0.276cm" fo:padding-right="0.276cm" draw:shadow="hidden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16cm" fo:min-width="5.166cm" fo:padding-top="0.142cm" fo:padding-bottom="0.142cm" fo:padding-left="0.267cm" fo:padding-right="0.267cm" draw:shadow="hidden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16cm" fo:min-width="5.166cm" fo:padding-top="0.142cm" fo:padding-bottom="0.142cm" fo:padding-left="0.267cm" fo:padding-right="0.267cm" draw:shadow="hidden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616cm" fo:min-width="2.966cm" fo:padding-top="0.142cm" fo:padding-bottom="0.142cm" fo:padding-left="0.267cm" fo:padding-right="0.267cm" draw:shadow="hidden"/>
    </style:style>
    <style:style style:name="gr1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9" style:family="graphic" style:parent-style-name="objectwithoutfill">
      <style:graphic-properties svg:stroke-color="#000000" draw:marker-end="Arrow_20_concave" draw:marker-end-width="0.3cm" draw:fill="none" draw:textarea-vertical-align="middle" draw:shadow="hidden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IPAexゴシック" fo:font-size="12pt" style:font-name-asian="IPAexゴシック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IPAexゴシック" fo:font-size="12pt" style:font-name-asian="IPAexゴシック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g>
                <draw:custom-shape draw:style-name="gr1" draw:text-style-name="P1" draw:layer="controls" svg:width="7.5cm" svg:height="1.7cm" draw:transform="rotate (1.5707963267949) translate (2.9cm 9.55cm)">
                  <text:p/>
                  <draw:enhanced-geometry svg:viewBox="0 0 21600 21600" draw:glue-points="10800 0 0 10800 10800 21600 21600 10800" draw:text-areas="1060 3180 20540 18420" draw:mirror-horizontal="false" draw:mirror-vertical="true" draw:type="flowchart-terminator" draw:enhanced-path="M 3470 21600 X 0 10800 3470 0 L 18130 0 X 21600 10800 18130 21600 Z N"/>
                </draw:custom-shape>
                <draw:custom-shape draw:style-name="gr2" draw:text-style-name="P2" draw:layer="controls" svg:width="0.949cm" svg:height="0.762cm" svg:x="3.25cm" svg:y="1.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" draw:text-style-name="P2" draw:layer="measurelines" svg:width="3.932cm" svg:height="3.117cm" svg:x="1.85cm" svg:y="11.98cm">
                  <text:p/>
    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    </draw:custom-shape>
                <draw:g>
                  <draw:g>
                    <draw:custom-shape draw:style-name="gr4" draw:text-style-name="P2" draw:layer="measurelines" svg:width="2.237cm" svg:height="3.046cm" svg:x="2.645cm" svg:y="10.497cm">
                      <text:p/>
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</draw:custom-shape>
                    <draw:custom-shape draw:style-name="gr5" draw:text-style-name="P2" draw:layer="measurelines" svg:width="3.593cm" svg:height="2.646cm" svg:x="1.989cm" svg:y="9.2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6" draw:text-style-name="P2" draw:layer="measurelines" svg:width="2.034cm" svg:height="2.78cm" svg:x="2.739cm" svg:y="10.624cm">
                      <text:p/>
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</draw:custom-shape>
                    <draw:custom-shape draw:style-name="gr2" draw:text-style-name="P2" draw:layer="measurelines" svg:width="0.949cm" svg:height="0.762cm" svg:x="3.281cm" svg:y="9.9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2" draw:layer="controls" svg:width="0.949cm" svg:height="0.762cm" svg:x="3.281cm" svg:y="9.2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  <draw:g>
                <draw:custom-shape draw:style-name="gr7" draw:text-style-name="P2" draw:layer="controls" svg:width="0.68cm" svg:height="7cm" svg:x="3.41cm" svg:y="2.28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custom-shape draw:style-name="gr8" draw:text-style-name="P2" draw:layer="controls" svg:width="1.5cm" svg:height="1.4cm" svg:x="3cm" svg:y="3.1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2" draw:layer="controls" svg:width="1.5cm" svg:height="1.4cm" svg:x="3cm" svg:y="7.04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2" draw:layer="controls" svg:width="1.5cm" svg:height="1.4cm" svg:x="3cm" svg:y="5.734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2" draw:layer="controls" svg:width="1.5cm" svg:height="1.4cm" svg:x="3cm" svg:y="4.42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9" draw:text-style-name="P2" draw:layer="controls" svg:width="0.544cm" svg:height="5.786cm" svg:x="3.478cm" svg:y="2.84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10" draw:text-style-name="P1" draw:layer="controls" svg:width="0.9cm" svg:height="0.7cm" svg:x="4.6cm" svg:y="7.85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" draw:layer="controls" svg:width="0.9cm" svg:height="0.7cm" svg:x="2cm" svg:y="3.15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1" draw:text-style-name="P1" draw:layer="controls" svg:x1="5.7cm" svg:y1="8.15cm" svg:x2="7.2cm" svg:y2="8.15cm">
              <text:p/>
            </draw:line>
            <draw:line draw:style-name="gr11" draw:text-style-name="P1" draw:layer="controls" svg:x1="0.2cm" svg:y1="3.55cm" svg:x2="1.8cm" svg:y2="3.55cm">
              <text:p/>
            </draw:line>
          </draw:g>
          <draw:g>
            <draw:g>
              <draw:custom-shape draw:style-name="gr12" draw:text-style-name="P2" draw:layer="controls" svg:width="4.3cm" svg:height="0.833cm" svg:x="1.762cm" svg:y="15.165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12" draw:text-style-name="P2" draw:layer="controls" svg:width="4.3cm" svg:height="0.833cm" svg:x="1.762cm" svg:y="16.832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13" draw:text-style-name="P2" draw:layer="controls" svg:width="4.3cm" svg:height="0.834cm" svg:x="1.762cm" svg:y="15.998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</draw:g>
            <draw:custom-shape draw:style-name="gr14" draw:text-style-name="P2" draw:layer="controls" svg:width="5.7cm" svg:height="0.4cm" svg:x="0.962cm" svg:y="15.16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controls" svg:width="5.7cm" svg:height="0.5cm" svg:x="0.962cm" svg:y="17.26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2" draw:layer="controls" svg:width="3.5cm" svg:height="3.9cm" svg:x="10.1cm" svg:y="11.297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2" draw:text-style-name="P2" draw:layer="controls" svg:width="4.3cm" svg:height="0.833cm" svg:x="9.8cm" svg:y="15.197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12" draw:text-style-name="P2" draw:layer="controls" svg:width="4.3cm" svg:height="0.833cm" svg:x="9.8cm" svg:y="16.864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13" draw:text-style-name="P2" draw:layer="controls" svg:width="4.3cm" svg:height="0.834cm" svg:x="9.8cm" svg:y="16.03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</draw:g>
            <draw:custom-shape draw:style-name="gr14" draw:text-style-name="P2" draw:layer="controls" svg:width="5.7cm" svg:height="0.4cm" svg:x="9cm" svg:y="15.19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controls" svg:width="5.7cm" svg:height="0.5cm" svg:x="9cm" svg:y="17.297cm">
              <text:p/>
              <draw:enhanced-geometry svg:viewBox="0 0 21600 21600" draw:type="rectangle" draw:enhanced-path="M 0 0 L 21600 0 21600 21600 0 21600 0 0 Z N"/>
            </draw:custom-shape>
          </draw:g>
          <draw:path draw:style-name="gr17" draw:text-style-name="P3" draw:layer="controls" svg:width="4.365cm" svg:height="0.955cm" svg:x="5.776cm" svg:y="13.395cm" svg:viewBox="0 0 4366 956" svg:d="M0 929c300 0 600 0 900 0 298 0 606 62 899 0 516-109 660-723 1165-900 413-145 645 291 608 609l291 52h265l238-79">
            <text:p/>
          </draw:path>
          <draw:frame draw:style-name="gr18" draw:text-style-name="P4" draw:layer="controls" svg:width="3.889cm" svg:height="0.67cm" svg:x="5.8cm" svg:y="10.727cm">
            <draw:text-box>
              <text:p><text:span text:style-name="T1">マントルヒーター</text:span></text:p>
            </draw:text-box>
          </draw:frame>
          <draw:frame draw:style-name="gr18" draw:text-style-name="P5" draw:layer="controls" svg:width="3.042cm" svg:height="0.67cm" svg:x="13.2cm" svg:y="9.697cm">
            <draw:text-box>
              <text:p><text:span text:style-name="T2">スライ</text:span><text:span text:style-name="T2">ダック</text:span></text:p>
            </draw:text-box>
          </draw:frame>
          <draw:frame draw:style-name="gr18" draw:text-style-name="P5" draw:layer="controls" svg:width="5.365cm" svg:height="0.738cm" svg:x="5.735cm" svg:y="9.059cm">
            <draw:text-box>
              <text:p><text:span text:style-name="T2">ナスフラスコ（</text:span><text:span text:style-name="T2">200 ml</text:span><text:span text:style-name="T2">）</text:span></text:p>
            </draw:text-box>
          </draw:frame>
          <draw:frame draw:style-name="gr18" draw:text-style-name="P5" draw:layer="controls" svg:width="4.735cm" svg:height="0.67cm" svg:x="6.665cm" svg:y="4.827cm">
            <draw:text-box>
              <text:p><text:span text:style-name="T2">リフラックコンデンサ</text:span></text:p>
            </draw:text-box>
          </draw:frame>
          <draw:line draw:style-name="gr19" draw:text-style-name="P3" draw:layer="controls" svg:x1="6.9cm" svg:y1="5.397cm" svg:x2="4.9cm" svg:y2="6.197cm">
            <text:p/>
          </draw:line>
          <draw:line draw:style-name="gr20" draw:text-style-name="P3" draw:layer="controls" svg:x1="5.9cm" svg:y1="9.597cm" svg:x2="4.3cm" svg:y2="10.697cm">
            <text:p/>
          </draw:line>
          <draw:line draw:style-name="gr20" draw:text-style-name="P3" draw:layer="controls" svg:x1="7.3cm" svg:y1="11.497cm" svg:x2="5.9cm" svg:y2="12.897cm">
            <text:p/>
          </draw:line>
          <draw:line draw:style-name="gr19" draw:text-style-name="P3" draw:layer="controls" svg:x1="14.8cm" svg:y1="10.497cm" svg:x2="13.9cm" svg:y2="12.49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ゴシック" svg:font-family="IPAexゴシック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IPAexゴシック1" svg:font-family="IPAexゴシック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IPAexゴシック1" style:font-size-asian="24pt" style:language-asian="ja" style:country-asian="JP" style:font-name-complex="IPAexゴシック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exゴシック1" style:font-family-complex="IPAex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8T14:02:05.887614620</meta:creation-date>
    <dc:date>2017-04-28T15:39:35.182479886</dc:date>
    <meta:editing-duration>PT5M46S</meta:editing-duration>
    <meta:editing-cycles>1</meta:editing-cycles>
    <meta:generator>LibreOffice/5.3.2.2$Linux_X86_64 LibreOffice_project/30m0$Build-2</meta:generator>
    <meta:document-statistic meta:object-count="52"/>
  </office:meta>
</office:document-meta>
</file>